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489cm" fo:margin-left="0cm" style:page-number="auto" table:align="left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2.884cm"/>
    </style:style>
    <style:style style:name="Tabla1.E" style:family="table-column">
      <style:table-column-properties style:column-width="3.201cm"/>
    </style:style>
    <style:style style:name="Tabla1.F" style:family="table-column">
      <style:table-column-properties style:column-width="3.493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a1.F2" style:family="table-cell">
      <style:table-cell-properties style:vertical-align="middle" fo:background-color="#bf819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E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a1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F4" style:family="table-cell">
      <style:table-cell-properties style:vertical-align="middle"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style:vertical-align="middle"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F5" style:family="table-cell">
      <style:table-cell-properties style:vertical-align="middle"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C6" style:family="table-cell">
      <style:table-cell-properties style:vertical-align="middle"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a1.D6" style:family="table-cell">
      <style:table-cell-properties style:vertical-align="middle"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Tabla1.F6" style:family="table-cell">
      <style:table-cell-properties style:vertical-align="middle"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F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.E8" style:family="table-cell">
      <style:table-cell-properties style:vertical-align="middle" fo:background-color="#ffff38" fo:padding="0.097cm" fo:border-left="0.5pt solid #000000" fo:border-right="none" fo:border-top="none" fo:border-bottom="0.5pt solid #000000">
        <style:background-image/>
      </style:table-cell-properties>
    </style:style>
    <style:style style:name="Tabla1.F8" style:family="table-cell">
      <style:table-cell-properties style:vertical-align="middle" fo:background-color="#ffff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C10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1.E10" style:family="table-cell">
      <style:table-cell-properties style:vertical-align="middle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F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bf11" officeooo:paragraph-rsid="0004bf11" style:font-weight-asian="bold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-2.401cm" fo:text-align="start" style:justify-single-word="false" fo:orphans="0" fo:widows="0" fo:text-indent="0cm" style:auto-text-indent="false" fo:background-color="transparent" text:number-lines="false" text:line-number="0"/>
      <style:text-properties fo:font-weight="bold" officeooo:rsid="0004bf11" officeooo:paragraph-rsid="0004bf1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04bf1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fo:background-color="#000000" style:font-weight-asian="bold" style:font-weight-complex="bold"/>
    </style:style>
    <style:style style:name="T1" style:family="text">
      <style:text-properties officeooo:rsid="0004b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">Horas</text:p>
          </table:table-cell>
          <table:table-cell table:style-name="Tabla1.A1" office:value-type="string">
            <text:p text:style-name="P1">Lunes</text:p>
          </table:table-cell>
          <table:table-cell table:style-name="Tabla1.A1" office:value-type="string">
            <text:p text:style-name="P1">Martes</text:p>
          </table:table-cell>
          <table:table-cell table:style-name="Tabla1.A1" office:value-type="string">
            <text:p text:style-name="P1">Miércoles</text:p>
          </table:table-cell>
          <table:table-cell table:style-name="Tabla1.A1" office:value-type="string">
            <text:p text:style-name="P1">Jueves</text:p>
          </table:table-cell>
          <table:table-cell table:style-name="Tabla1.F1" office:value-type="string">
            <text:p text:style-name="P2"><text:s text:c="9"/>Viernes</text:p>
          </table:table-cell>
        </table:table-row>
        <table:table-row>
          <table:table-cell table:style-name="Tabla1.A2" office:value-type="string">
            <text:p text:style-name="P1">15:30-16:25</text:p>
          </table:table-cell>
          <table:table-cell table:style-name="Tabla1.B2" table:number-rows-spanned="3" office:value-type="string">
            <text:p text:style-name="P1">Sistemas </text:p>
            <text:p text:style-name="P1">Informáticos</text:p>
          </table:table-cell>
          <table:table-cell table:style-name="Tabla1.C2" office:value-type="string">
            <text:p text:style-name="P1">L.Marcas</text:p>
          </table:table-cell>
          <table:table-cell table:style-name="Tabla1.D2" table:number-rows-spanned="3" office:value-type="string">
            <text:p text:style-name="P1">Programación</text:p>
          </table:table-cell>
          <table:table-cell table:style-name="Tabla1.D2" office:value-type="string">
            <text:p text:style-name="P1">Programación</text:p>
          </table:table-cell>
          <table:table-cell table:style-name="Tabla1.F2" table:number-rows-spanned="2" office:value-type="string">
            <text:p text:style-name="P1">Base Datos</text:p>
          </table:table-cell>
        </table:table-row>
        <table:table-row>
          <table:table-cell table:style-name="Tabla1.A2" office:value-type="string">
            <text:p text:style-name="P1">16:25-17:20</text:p>
          </table:table-cell>
          <table:covered-table-cell table:style-name="Tabla1.A2"/>
          <table:table-cell table:style-name="Tabla1.D2" table:number-rows-spanned="2" office:value-type="string">
            <text:p text:style-name="P1">Programación</text:p>
          </table:table-cell>
          <table:covered-table-cell table:style-name="Tabla1.A2"/>
          <table:table-cell table:style-name="Tabla1.E3" office:value-type="string">
            <text:p text:style-name="P1">Ingles</text:p>
          </table:table-cell>
          <table:covered-table-cell table:style-name="Tabla1.F3"/>
        </table:table-row>
        <table:table-row>
          <table:table-cell table:style-name="Tabla1.A2" office:value-type="string">
            <text:p text:style-name="P1">17:20-18:15</text:p>
          </table:table-cell>
          <table:covered-table-cell table:style-name="Tabla1.A2"/>
          <table:covered-table-cell table:style-name="Tabla1.A2"/>
          <table:covered-table-cell table:style-name="Tabla1.A2"/>
          <table:table-cell table:style-name="Tabla1.C2" office:value-type="string">
            <text:p text:style-name="P1">L.Marcas</text:p>
          </table:table-cell>
          <table:table-cell table:style-name="Tabla1.F4" office:value-type="string">
            <text:p text:style-name="P1">L.Marcas</text:p>
          </table:table-cell>
        </table:table-row>
        <table:table-row>
          <table:table-cell table:style-name="Tabla1.A5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A5" office:value-type="string">
            <text:p text:style-name="P5"/>
          </table:table-cell>
          <table:table-cell table:style-name="Tabla1.F5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<text:span text:style-name="T1">18:30-19:25</text:span></text:p>
          </table:table-cell>
          <table:table-cell table:style-name="Tabla1.E3" table:number-rows-spanned="2" office:value-type="string">
            <text:p text:style-name="P1">Ingles</text:p>
          </table:table-cell>
          <table:table-cell table:style-name="Tabla1.C6" office:value-type="string">
            <text:p text:style-name="P1">Tutoría</text:p>
          </table:table-cell>
          <table:table-cell table:style-name="Tabla1.D6" table:number-rows-spanned="3" office:value-type="string">
            <text:p text:style-name="P1">Base Datos</text:p>
          </table:table-cell>
          <table:table-cell table:style-name="Tabla1.B2" table:number-rows-spanned="2" office:value-type="string">
            <text:p text:style-name="P1">Sistemas</text:p>
            <text:p text:style-name="P1">Informáticos</text:p>
          </table:table-cell>
          <table:table-cell table:style-name="Tabla1.F6" table:number-rows-spanned="2" office:value-type="string">
            <text:p text:style-name="P1">Programación</text:p>
          </table:table-cell>
        </table:table-row>
        <table:table-row>
          <table:table-cell table:style-name="Tabla1.A2" office:value-type="string">
            <text:p text:style-name="P1">19:25-20:20</text:p>
          </table:table-cell>
          <table:covered-table-cell table:style-name="Tabla1.A2"/>
          <table:table-cell table:style-name="Tabla1.C6" office:value-type="string">
            <text:p text:style-name="P1">Fol</text:p>
          </table:table-cell>
          <table:covered-table-cell table:style-name="Tabla1.A2"/>
          <table:covered-table-cell table:style-name="Tabla1.A2"/>
          <table:covered-table-cell table:style-name="Tabla1.F7"/>
        </table:table-row>
        <table:table-row>
          <table:table-cell table:style-name="Tabla1.A2" office:value-type="string">
            <text:p text:style-name="P1">20:20-21:15</text:p>
          </table:table-cell>
          <table:table-cell table:style-name="Tabla1.C6" office:value-type="string">
            <text:p text:style-name="P1">Fol</text:p>
          </table:table-cell>
          <table:table-cell table:style-name="Tabla1.C8" office:value-type="string">
            <text:p text:style-name="P3"/>
          </table:table-cell>
          <table:covered-table-cell table:style-name="Tabla1.A2"/>
          <table:table-cell table:style-name="Tabla1.E8" office:value-type="string">
            <text:p text:style-name="P1">E.Desarrollo</text:p>
          </table:table-cell>
          <table:table-cell table:style-name="Tabla1.F8" office:value-type="string">
            <text:p text:style-name="P1">E.Desarrollo</text:p>
          </table:table-cell>
        </table:table-row>
        <table:table-row>
          <table:table-cell table:style-name="Tabla1.F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21:35-22:30</text:p>
          </table:table-cell>
          <table:table-cell table:style-name="Tabla1.C6" office:value-type="string">
            <text:p text:style-name="P1">Fol</text:p>
          </table:table-cell>
          <table:table-cell table:style-name="Tabla1.C10" office:value-type="string">
            <text:p text:style-name="P3"/>
          </table:table-cell>
          <table:table-cell table:style-name="Tabla1.C10" office:value-type="string">
            <text:p text:style-name="P3"/>
          </table:table-cell>
          <table:table-cell table:style-name="Tabla1.E10" office:value-type="string">
            <text:p text:style-name="P1">E.Desarrollo</text:p>
          </table:table-cell>
          <table:table-cell table:style-name="Tabla1.F10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18:50:19.206000000</meta:creation-date>
    <dc:date>2022-09-13T19:18:38.494000000</dc:date>
    <meta:editing-duration>PT28M20S</meta:editing-duration>
    <meta:editing-cycles>1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35" meta:word-count="37" meta:character-count="321" meta:non-whitespace-character-count="309"/>
  </office:meta>
</office:document-meta>
</file>